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 hai 20 litri a 12 plato e 1 litro di mosto a 30 plato </text:p>
          </table:table-cell>
          <table:table-cell/>
        </table:table-row>
        <table:table-row table:style-name="ro1">
          <table:table-cell office:value-type="string" calcext:value-type="string">
            <text:p>20x12+1x30=240+30=270</text:p>
          </table:table-cell>
          <table:table-cell/>
        </table:table-row>
        <table:table-row table:style-name="ro1">
          <table:table-cell office:value-type="string" calcext:value-type="string">
            <text:p>270:21=12,86 plat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itri mosto birr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lore plato mosto birra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tri mosto u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ore plato mosto uv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litri totali</text:p>
          </table:table-cell>
          <table:table-cell table:formula="of:=SUM([.B6]+[.B9])" office:value-type="float" office:value="21" calcext:value-type="float">
            <text:p>21</text:p>
          </table:table-cell>
        </table:table-row>
        <table:table-row table:style-name="ro1">
          <table:table-cell/>
          <table:table-cell table:formula="of:=SUM([.B6]*[.B7])+([.B9]*[.B10])" office:value-type="float" office:value="22080" calcext:value-type="float">
            <text:p>22080</text:p>
          </table:table-cell>
        </table:table-row>
        <table:table-row table:style-name="ro1">
          <table:table-cell office:value-type="string" calcext:value-type="string">
            <text:p>plato in fermetatore totali:</text:p>
          </table:table-cell>
          <table:table-cell table:formula="of:=SUM([.B12] )/[.B11]" office:value-type="float" office:value="1051.42857142857" calcext:value-type="float">
            <text:p>1051,42857142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9:25:36.048660605</meta:creation-date>
    <dc:date>2024-03-10T07:58:02.929336324</dc:date>
    <meta:editing-duration>PT12H32M27S</meta:editing-duration>
    <meta:editing-cycles>2</meta:editing-cycles>
    <meta:generator>LibreOffice/7.4.7.2$Linux_X86_64 LibreOffice_project/40$Build-2</meta:generator>
    <meta:document-statistic meta:table-count="1" meta:cell-count="16" meta:object-count="0"/>
  </office:meta>
</office:document-meta>
</file>